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12cm" svg:stroke-color="#ff6666" draw:marker-start-width="0.837cm" draw:marker-end-width="0.837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svg:stroke-width="0.318cm" svg:stroke-color="#ff6666" draw:marker-start-width="1.154cm" draw:marker-end-width="1.154cm" draw:fill="none" draw:textarea-vertical-align="middle" fo:padding-top="0.284cm" fo:padding-bottom="0.284cm" fo:padding-left="0.409cm" fo:padding-right="0.409cm"/>
    </style:style>
    <style:style style:name="gr3" style:family="graphic" style:parent-style-name="standard">
      <style:graphic-properties svg:stroke-width="0.423cm" svg:stroke-color="#ff6666" draw:marker-start-width="1.47cm" draw:marker-end-width="1.47cm" draw:fill="none" draw:textarea-vertical-align="middle" fo:padding-top="0.336cm" fo:padding-bottom="0.336cm" fo:padding-left="0.461cm" fo:padding-right="0.461cm"/>
    </style:style>
    <style:style style:name="gr4" style:family="graphic" style:parent-style-name="standard">
      <style:graphic-properties svg:stroke-width="0.529cm" svg:stroke-color="#ff6666" draw:marker-start-width="1.787cm" draw:marker-end-width="1.787cm" draw:fill="none" draw:textarea-vertical-align="middle" fo:padding-top="0.389cm" fo:padding-bottom="0.389cm" fo:padding-left="0.514cm" fo:padding-right="0.51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ircle draw:style-name="gr1" draw:text-style-name="P1" draw:layer="layout" svg:width="1.058cm" svg:height="1.058cm" svg:x="5.419cm" svg:y="13.733cm">
            <text:p/>
          </draw:circle>
          <draw:circle draw:style-name="gr2" draw:text-style-name="P1" draw:layer="layout" svg:width="0.953cm" svg:height="0.953cm" svg:x="6.747cm" svg:y="13.791cm">
            <text:p/>
          </draw:circle>
          <draw:circle draw:style-name="gr3" draw:text-style-name="P1" draw:layer="layout" svg:width="0.847cm" svg:height="0.847cm" svg:x="8.066cm" svg:y="13.841cm">
            <text:p/>
          </draw:circle>
          <draw:circle draw:style-name="gr4" draw:text-style-name="P1" draw:layer="layout" svg:width="0.741cm" svg:height="0.741cm" svg:x="9.39cm" svg:y="13.891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25T20:06:58</meta:creation-date>
    <dc:date>2021-09-25T20:26:53</dc:date>
    <meta:editing-duration>PT4M42S</meta:editing-duration>
    <meta:editing-cycles>1</meta:editing-cycles>
    <meta:document-statistic meta:object-count="5"/>
    <meta:generator>OpenOffice/4.1.4$Unix OpenOffice.org_project/414m5$Build-9788</meta:generator>
  </office:meta>
</office:document-meta>
</file>